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3.959cm" fo:min-width="2.3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3.125cm" fo:min-width="1.40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3.325cm" fo:min-width="1.579cm"/>
    </style:style>
    <style:style style:name="gr4" style:family="graphic" style:parent-style-name="has_20_a">
      <style:graphic-properties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25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38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1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1.0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1.09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co1" style:family="table-column">
      <style:table-column-properties style:column-width="6.738cm" style:use-optimal-column-width="false"/>
    </style:style>
    <style:style style:name="co2" style:family="table-column">
      <style:table-column-properties style:column-width="6.256cm" style:use-optimal-column-width="false"/>
    </style:style>
    <style:style style:name="co3" style:family="table-column">
      <style:table-column-properties style:column-width="6.537cm" style:use-optimal-column-width="false"/>
    </style:style>
    <style:style style:name="ro1" style:family="table-row">
      <style:table-row-properties style:row-height="0.69cm" style:use-optimal-row-height="false"/>
    </style:style>
    <style:style style:name="ro2" style:family="table-row">
      <style:table-row-properties style:row-height="1.892cm" style:use-optimal-row-height="false"/>
    </style:style>
    <style:style style:name="ro3" style:family="table-row">
      <style:table-row-properties style:row-height="1.382cm" style:use-optimal-row-height="false"/>
    </style:style>
    <style:style style:name="ro4" style:family="table-row">
      <style:table-row-properties style:row-height="0.713cm" style:use-optimal-row-height="false"/>
    </style:style>
    <style:style style:name="ro5" style:family="table-row">
      <style:table-row-properties style:row-height="1.323cm" style:use-optimal-row-height="false"/>
    </style:style>
    <style:style style:name="ro6" style:family="table-row">
      <style:table-row-properties style:row-height="2.438cm" style:use-optimal-row-height="false"/>
    </style:style>
    <style:style style:name="ro7" style:family="table-row">
      <style:table-row-properties style:row-height="0.917cm" style:use-optimal-row-height="false"/>
    </style:style>
    <style:style style:name="ro8" style:family="table-row">
      <style:table-row-properties style:row-height="0.6cm" style:use-optimal-row-height="false"/>
    </style:style>
    <style:style style:name="ro9" style:family="table-row">
      <style:table-row-properties style:row-height="0.687cm" style:use-optimal-row-height="false"/>
    </style:style>
    <style:style style:name="ro10" style:family="table-row">
      <style:table-row-properties style:row-height="1.378cm" style:use-optimal-row-height="false"/>
    </style:style>
    <style:style style:name="ro11" style:family="table-row">
      <style:table-row-properties style:row-height="0.764cm" style:use-optimal-row-height="false"/>
    </style:style>
    <style:style style:name="ce1" style:family="table-cell">
      <style:paragraph-properties fo:text-align="center" fo:border="0.43pt solid #000000"/>
      <style:text-properties fo:font-size="12pt" style:font-size-asian="12pt" style:font-size-complex="12pt"/>
    </style:style>
    <style:style style:name="ce2" style:family="table-cell">
      <style:paragraph-properties fo:text-align="start" fo:border="0.43pt solid #000000"/>
      <style:text-properties fo:font-size="8pt" style:font-size-asian="8pt" style:font-size-complex="8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paragraph-properties style:writing-mode="lr-tb"/>
      <style:text-properties fo:font-size="13pt"/>
    </style:style>
    <style:style style:name="P5" style:family="paragraph">
      <loext:graphic-properties draw:fill="none" draw:fill-color="#ffffff"/>
      <style:paragraph-properties style:writing-mode="lr-tb"/>
      <style:text-properties fo:font-weight="bold"/>
    </style:style>
    <style:style style:name="P6" style:family="paragraph">
      <loext:graphic-properties draw:fill="none" draw:fill-color="#ffffff"/>
      <style:paragraph-properties style:writing-mode="lr-tb"/>
      <style:text-properties fo:color="#808080" loext:opacity="100%" fo:font-size="8pt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3pt"/>
    </style:style>
    <style:style style:name="T4" style:family="text">
      <style:text-properties fo:font-weight="bold"/>
    </style:style>
    <style:style style:name="T5" style:family="text">
      <style:text-properties fo:color="#808080" loext:opacity="100%"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4" draw:id="id4" draw:layer="layout" svg:width="2.84cm" svg:height="4.209cm" svg:x="13.335cm" svg:y="3.011cm">
          <draw:glue-point draw:id="4" svg:x="5cm" svg:y="-2.106cm"/>
          <draw:glue-point draw:id="5" svg:x="5cm" svg:y="3.492cm"/>
          <draw:glue-point draw:id="6" svg:x="1.83cm" svg:y="5.001cm"/>
          <draw:glue-point draw:id="7" svg:x="-2.64cm" svg:y="5.001cm"/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904cm" svg:height="3.375cm" svg:x="10.54cm" svg:y="13.135cm">
          <draw:glue-point draw:id="4" svg:x="5cm" svg:y="-2.651cm"/>
          <draw:glue-point draw:id="5" svg:x="5cm" svg:y="1.94cm"/>
          <draw:glue-point draw:id="6" svg:x="5cm" svg:y="-4.46cm"/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2.079cm" svg:height="3.575cm" draw:transform="skewX (0.00663225115757845) translate (6.311cm 3.41cm)">
          <draw:glue-point draw:id="4" svg:x="4.993cm" svg:y="-3.33cm"/>
          <draw:glue-point draw:id="5" svg:x="4.985cm" svg:y="-1.664cm"/>
          <draw:glue-point draw:id="6" svg:x="5.002cm" svg:y="2.316cm"/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6.737cm" svg:height="5.749cm" svg:x="1.701cm" svg:y="2.966cm">
          <table:table table:template-name="green">
            <table:table-column table:style-name="co1"/>
            <table:table-row table:style-name="ro1">
              <table:table-cell table:style-name="ce1">
                <text:p text:style-name="P2"><text:span text:style-name="T1">Problem</text:span></text:p>
              </table:table-cell>
            </table:table-row>
            <table:table-row table:style-name="ro2">
              <table:table-cell table:style-name="ce2">
                <text:p text:style-name="P3"><text:span text:style-name="T2">solver</text:span></text:p>
                <text:p text:style-name="P3"><text:span text:style-name="T2">var_chooser</text:span></text:p>
                <text:p text:style-name="P3"><text:span text:style-name="T2">arc_con</text:span></text:p>
                <text:p text:style-name="P3"><text:span text:style-name="T2">extra_data</text:span></text:p>
                <text:p text:style-name="P3"><text:span text:style-name="T2">forward_check</text:span></text:p>
              </table:table-cell>
            </table:table-row>
            <table:table-row table:style-name="ro3">
              <table:table-cell table:style-name="ce2">
                <text:p text:style-name="P3"><text:span text:style-name="T2">Problem(solver)</text:span></text:p>
                <text:p text:style-name="P3"><text:span text:style-name="T2">add_variable(var_name, values)</text:span></text:p>
                <text:p text:style-name="P3"><text:span text:style-name="T2">add_variables(variables, values)</text:span></text:p>
                <text:p text:style-name="P3"><text:span text:style-name="T2">add_constraint(constraint, variables)</text:span></text:p>
                <text:p text:style-name="P3"><text:span text:style-name="T2">add_list_constraints(list_con, con_var_pairs)</text:span></text:p>
                <text:p text:style-name="P3"><text:span text:style-name="T2">get_solutions()</text:span></text:p>
                <text:p text:style-name="P3"><text:span text:style-name="T2">get_all_solutions()</text:span></text:p>
                <text:p text:style-name="P3"><text:span text:style-name="T2">more_than_one_solution()</text:span></text:p>
                <text:p text:style-name="P3"><text:span text:style-name="T2">print_domains(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2" draw:id="id2" draw:layer="layout" svg:width="6.255cm" svg:height="4.495cm" svg:x="9.973cm" svg:y="2.776cm">
          <table:table table:template-name="green">
            <table:table-column table:style-name="co2"/>
            <table:table-row table:style-name="ro4">
              <table:table-cell table:style-name="ce1">
                <text:p text:style-name="P2"><text:span text:style-name="T1">ProblemSpec</text:span></text:p>
              </table:table-cell>
            </table:table-row>
            <table:table-row table:style-name="ro5">
              <table:table-cell table:style-name="ce2">
                <text:p text:style-name="P3"><text:span text:style-name="T2">variables</text:span></text:p>
                <text:p text:style-name="P3"><text:span text:style-name="T2">constraints</text:span></text:p>
                <text:p text:style-name="P3"><text:span text:style-name="T2">cnstr_dict</text:span></text:p>
              </table:table-cell>
            </table:table-row>
            <table:table-row table:style-name="ro6">
              <table:table-cell table:style-name="ce2">
                <text:p text:style-name="P3"><text:span text:style-name="T2">add_variable(var_name, values)</text:span></text:p>
                <text:p text:style-name="P3"><text:span text:style-name="T2">add_variables(variables, values)</text:span></text:p>
                <text:p text:style-name="P3"><text:span text:style-name="T2">add_constraint(constraint, variables)</text:span></text:p>
                <text:p text:style-name="P3"><text:span text:style-name="T2">add_list_constraints(list_con, con_var_pairs)</text:span></text:p>
                <text:p text:style-name="P3"><text:span text:style-name="T2">natural_numbers_required()</text:span></text:p>
                <text:p text:style-name="P3"><text:span text:style-name="T2">prepare_variables(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6" draw:id="id6" draw:layer="layout" svg:width="6.737cm" svg:height="3.721cm" svg:x="19.095cm" svg:y="7.871cm">
          <table:table table:template-name="green">
            <table:table-column table:style-name="co1"/>
            <table:table-row table:style-name="ro7">
              <table:table-cell table:style-name="ce1">
                <text:p text:style-name="P2"><text:span text:style-name="T1">Constraint</text:span></text:p>
              </table:table-cell>
            </table:table-row>
            <table:table-row table:style-name="ro3">
              <table:table-cell table:style-name="ce2">
                <text:p text:style-name="P3"><text:span text:style-name="T2">set_variables(vobj_list)</text:span></text:p>
                <text:p text:style-name="P3"><text:span text:style-name="T2">get_variables()</text:span></text:p>
                <text:p text:style-name="P3"><text:span text:style-name="T2">get_vnames()</text:span></text:p>
                <text:p text:style-name="P3"><text:span text:style-name="T2">arc_con_ok()</text:span></text:p>
                <text:p text:style-name="P3"><text:span text:style-name="T2">satisfied(assignments)</text:span></text:p>
                <text:p text:style-name="P3"><text:span text:style-name="T2">preprocess()</text:span></text:p>
                <text:p text:style-name="P3"><text:span text:style-name="T2">forward_check(assignments)</text:span></text:p>
                <text:p text:style-name="P3"><text:span text:style-name="T2">print_domains(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5" draw:id="id5" draw:layer="layout" svg:width="6.737cm" svg:height="4.544cm" svg:x="19.095cm" svg:y="2.476cm">
          <table:table table:template-name="green">
            <table:table-column table:style-name="co1"/>
            <table:table-row table:style-name="ro8">
              <table:table-cell table:style-name="ce1">
                <text:p text:style-name="P2"><text:span text:style-name="T1">Variable</text:span></text:p>
              </table:table-cell>
            </table:table-row>
            <table:table-row table:style-name="ro9">
              <table:table-cell table:style-name="ce2">
                <text:p text:style-name="P3"><text:span text:style-name="T2">name</text:span></text:p>
              </table:table-cell>
            </table:table-row>
            <table:table-row table:style-name="ro3">
              <table:table-cell table:style-name="ce2">
                <text:p text:style-name="P3"><text:span text:style-name="T2">Variable(name, values)</text:span></text:p>
                <text:p text:style-name="P3"><text:span text:style-name="T2">nbr_values()</text:span></text:p>
                <text:p text:style-name="P3"><text:span text:style-name="T2">get_domain()</text:span></text:p>
                <text:p text:style-name="P3"><text:span text:style-name="T2">set_domain(values)</text:span></text:p>
                <text:p text:style-name="P3"><text:span text:style-name="T2">remove_dom_val(value)</text:span></text:p>
                <text:p text:style-name="P3"><text:span text:style-name="T2">reset_dhist()</text:span></text:p>
                <text:p text:style-name="P3"><text:span text:style-name="T2">push_domain()</text:span></text:p>
                <text:p text:style-name="P3"><text:span text:style-name="T2">pop_domain()</text:span></text:p>
                <text:p text:style-name="P3"><text:span text:style-name="T2">hide(value)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3" draw:id="id3" draw:layer="layout" svg:width="6.536cm" svg:height="3.827cm" svg:x="5.973cm" svg:y="12.969cm">
          <table:table table:template-name="green">
            <table:table-column table:style-name="co3"/>
            <table:table-row table:style-name="ro7">
              <table:table-cell table:style-name="ce1">
                <text:p text:style-name="P2"><text:span text:style-name="T1">Solver</text:span></text:p>
              </table:table-cell>
            </table:table-row>
            <table:table-row table:style-name="ro9">
              <table:table-cell table:style-name="ce2">
                <text:p text:style-name="P3"><text:span text:style-name="T2">chooser</text:span></text:p>
                <text:p text:style-name="P3"><text:span text:style-name="T2">arc_con</text:span></text:p>
                <text:p text:style-name="P3"><text:span text:style-name="T2">extra</text:span></text:p>
                <text:p text:style-name="P3"><text:span text:style-name="T2">forward</text:span></text:p>
              </table:table-cell>
            </table:table-row>
            <table:table-row table:style-name="ro10">
              <table:table-cell table:style-name="ce2">
                <text:p text:style-name="P3"><text:span text:style-name="T2">Solver(forward_check, problem_spec)</text:span></text:p>
                <text:p text:style-name="P3"><text:span text:style-name="T2">get_solution(problem_spec, solve_type)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8" draw:id="id8" draw:layer="layout" svg:width="6.737cm" svg:height="1.68cm" svg:x="15.178cm" svg:y="12.894cm">
          <table:table table:template-name="green">
            <table:table-column table:style-name="co1"/>
            <table:table-row table:style-name="ro7">
              <table:table-cell table:style-name="ce1">
                <text:p text:style-name="P2"><text:span text:style-name="T1">VarChooser</text:span></text:p>
              </table:table-cell>
            </table:table-row>
            <table:table-row table:style-name="ro11">
              <table:table-cell table:style-name="ce2">
                <text:p text:style-name="P3"><text:span text:style-name="T2">choose(vobjs, prob_spec, assignments)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10" draw:id="id10" draw:layer="layout" svg:width="6.737cm" svg:height="2.298cm" svg:x="15.178cm" svg:y="18.019cm">
          <table:table table:template-name="green">
            <table:table-column table:style-name="co1"/>
            <table:table-row table:style-name="ro7">
              <table:table-cell table:style-name="ce1">
                <text:p text:style-name="P2"><text:span text:style-name="T1">ExtraDataIF</text:span></text:p>
              </table:table-cell>
            </table:table-row>
            <table:table-row table:style-name="ro3">
              <table:table-cell table:style-name="ce2">
                <text:p text:style-name="P3"><text:span text:style-name="T2">assign(var, val)</text:span></text:p>
                <text:p text:style-name="P3"><text:span text:style-name="T2">pop()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xml:id="id9" draw:id="id9" draw:layer="layout" svg:width="6.737cm" svg:height="2.298cm" svg:x="15.178cm" svg:y="15.254cm">
          <table:table table:template-name="green">
            <table:table-column table:style-name="co1"/>
            <table:table-row table:style-name="ro7">
              <table:table-cell table:style-name="ce1">
                <text:p text:style-name="P2"><text:span text:style-name="T1">ArcConIF</text:span></text:p>
              </table:table-cell>
            </table:table-row>
            <table:table-row table:style-name="ro3">
              <table:table-cell table:style-name="ce2">
                <text:p text:style-name="P3"><text:span text:style-name="T2">set_pspec(pspec)</text:span></text:p>
                <text:p text:style-name="P3"><text:span text:style-name="T2">arc_consist(assigned)</text:span></text:p>
              </table:table-cell>
            </table:table-row>
          </table:table>
          <draw:image xlink:href="Pictures/TablePreview8.svm" xlink:type="simple" xlink:show="embed" xlink:actuate="onLoad"/>
        </draw:frame>
        <draw:connector draw:style-name="gr4" draw:layer="layout" svg:x1="8.388cm" svg:y1="4.007cm" svg:x2="9.973cm" svg:y2="5.023cm" draw:start-shape="id1" draw:start-glue-point="4" draw:end-shape="id2" svg:d="M8388 4007h780v1016h805" svg:viewBox="0 0 1586 1017">
          <text:p/>
        </draw:connector>
        <draw:connector draw:style-name="gr4" draw:layer="layout" svg:x1="8.389cm" svg:y1="6.024cm" svg:x2="9.241cm" svg:y2="12.969cm" draw:start-shape="id1" draw:start-glue-point="6" draw:end-shape="id3" svg:d="M8389 6024h852v6945" svg:viewBox="0 0 853 6946">
          <text:p/>
        </draw:connector>
        <draw:connector draw:style-name="gr4" draw:layer="layout" draw:line-skew="0.766cm" svg:x1="16.175cm" svg:y1="4.229cm" svg:x2="19.095cm" svg:y2="4.748cm" draw:start-shape="id4" draw:start-glue-point="4" draw:end-shape="id5" draw:end-glue-point="3" svg:d="M16175 4229h2213v519h707" svg:viewBox="0 0 2921 520">
          <text:p/>
        </draw:connector>
        <draw:connector draw:style-name="gr4" draw:layer="layout" svg:x1="16.175cm" svg:y1="5.115cm" svg:x2="19.095cm" svg:y2="9.731cm" draw:start-shape="id4" draw:end-shape="id6" svg:d="M16175 5115h1447v4616h1473" svg:viewBox="0 0 2921 4617">
          <text:p/>
        </draw:connector>
        <draw:connector draw:style-name="gr4" draw:layer="layout" svg:x1="12.444cm" svg:y1="13.928cm" svg:x2="15.178cm" svg:y2="13.734cm" draw:start-shape="id7" draw:start-glue-point="4" draw:end-shape="id8" draw:end-glue-point="3" svg:d="M12444 13928h1354v-194h1380" svg:viewBox="0 0 2735 195">
          <text:p/>
        </draw:connector>
        <draw:connector draw:style-name="gr4" draw:layer="layout" draw:line-skew="0.807cm" svg:x1="12.444cm" svg:y1="14.822cm" svg:x2="15.178cm" svg:y2="16.403cm" draw:start-shape="id7" draw:start-glue-point="1" draw:end-shape="id9" svg:d="M12444 14822h2161v1581h573" svg:viewBox="0 0 2735 1582">
          <text:p/>
        </draw:connector>
        <draw:connector draw:style-name="gr4" draw:layer="layout" svg:x1="12.444cm" svg:y1="15.476cm" svg:x2="15.178cm" svg:y2="19.168cm" draw:start-shape="id7" draw:start-glue-point="5" draw:end-shape="id10" svg:d="M12444 15476h1354v3692h1380" svg:viewBox="0 0 2735 3693">
          <text:p/>
        </draw:connector>
        <draw:frame draw:style-name="gr5" draw:text-style-name="P4" draw:layer="layout" svg:width="0.756cm" svg:height="0.763cm" svg:x="17.08cm" svg:y="3.445cm">
          <draw:text-box>
            <text:p><text:span text:style-name="T3">n</text:span></text:p>
          </draw:text-box>
        </draw:frame>
        <draw:frame draw:style-name="gr6" draw:text-style-name="P4" draw:layer="layout" svg:width="0.883cm" svg:height="0.763cm" svg:x="16.997cm" svg:y="4.345cm">
          <draw:text-box>
            <text:p><text:span text:style-name="T3">m</text:span></text:p>
          </draw:text-box>
        </draw:frame>
        <draw:frame draw:style-name="gr7" draw:text-style-name="P5" draw:layer="layout" svg:width="6.416cm" svg:height="0.962cm" svg:x="10.795cm" svg:y="0.635cm">
          <draw:text-box>
            <text:p><text:span text:style-name="T4">CSP Solver Objects</text:span></text:p>
          </draw:text-box>
        </draw:frame>
        <draw:frame draw:style-name="gr8" draw:text-style-name="P6" draw:layer="layout" svg:width="1.59cm" svg:height="0.569cm" draw:transform="rotate (1.5707963267949) translate (0.901cm 7.62cm)">
          <draw:text-box>
            <text:p><text:span text:style-name="T5">methods</text:span></text:p>
          </draw:text-box>
        </draw:frame>
        <draw:frame draw:style-name="gr9" draw:text-style-name="P6" draw:layer="layout" svg:width="2.54cm" svg:height="1.205cm" draw:transform="rotate (1.5707963267949) translate (0.435cm 5.48cm)">
          <draw:text-box>
            <text:p><text:span text:style-name="T5">properties / </text:span></text:p>
            <text:p><text:span text:style-name="T5">public</text:span></text:p>
            <text:p><text:span text:style-name="T5">instance vars</text:span></text:p>
          </draw:text-box>
        </draw:frame>
        <draw:connector draw:style-name="gr4" draw:layer="layout" draw:line-skew="0.945cm" svg:x1="25.832cm" svg:y1="9.731cm" svg:x2="25.832cm" svg:y2="4.748cm" draw:start-shape="id6" draw:start-glue-point="1" draw:end-shape="id5" draw:end-glue-point="1" svg:d="M25832 9731h1473v-4983h-1473" svg:viewBox="0 0 1474 4984">
          <text:p/>
        </draw:connector>
        <draw:connector draw:style-name="gr4" draw:layer="layout" draw:line-skew="1.052cm 0.916cm" svg:x1="21.915cm" svg:y1="16.403cm" svg:x2="15.274cm" svg:y2="7.219cm" draw:start-shape="id9" draw:start-glue-point="1" draw:end-shape="id4" draw:end-glue-point="6" svg:d="M21915 16403h1580v-4263h-8221v-4921" svg:viewBox="0 0 8222 9185">
          <text:p/>
        </draw:connector>
        <draw:connector draw:style-name="gr4" draw:layer="layout" svg:x1="12.444cm" svg:y1="13.317cm" svg:x2="14.006cm" svg:y2="7.219cm" draw:start-shape="id7" draw:start-glue-point="6" draw:end-shape="id4" draw:end-glue-point="7" svg:d="M12444 13317h1562v-6098" svg:viewBox="0 0 1563 6099">
          <text:p/>
        </draw:connector>
        <draw:frame draw:style-name="gr5" draw:text-style-name="P4" draw:layer="layout" svg:width="0.756cm" svg:height="0.763cm" svg:x="26.549cm" svg:y="8.968cm">
          <draw:text-box>
            <text:p><text:span text:style-name="T3">p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as_20_a" style:display-name="has a" style:family="graphic" style:parent-style-name="objectwithoutfill">
      <style:graphic-properties draw:marker-start="Diamond_20_unfilled" draw:marker-start-width="0.406cm" draw:marker-end-width="0.3cm" draw:fill="none" draw:textarea-vertical-align="middle"/>
      <style:paragraph-properties fo:text-align="cente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able:name="green">
      <table:first-row table:style-name="green3"/>
      <table:last-row table:style-name="green3"/>
      <table:first-column table:style-name="green3"/>
      <table:last-column table:style-name="green3"/>
      <table:body table:style-name="green1"/>
      <table:odd-rows table:style-name="green2"/>
      <table:odd-columns table:style-name="green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8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48cm" fo:margin-bottom="0cm" fo:text-indent="0cm"/>
      <style:text-properties fo:font-size="38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11cm" fo:margin-bottom="0cm" fo:text-indent="0cm"/>
      <style:text-properties fo:font-size="32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73cm" fo:margin-bottom="0cm" fo:text-indent="0cm"/>
      <style:text-properties fo:font-size="27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6cm" fo:margin-bottom="0cm" fo:text-indent="0cm"/>
      <style:text-properties fo:font-size="27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6cm" fo:margin-bottom="0cm" fo:text-indent="0cm"/>
      <style:text-properties fo:font-size="27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6cm" fo:margin-bottom="0cm" fo:text-indent="0cm"/>
      <style:text-properties fo:font-size="27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6cm" fo:margin-bottom="0cm" fo:text-indent="0cm"/>
      <style:text-properties fo:font-size="27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6cm" fo:margin-bottom="0cm" fo:text-indent="0cm"/>
      <style:text-properties fo:font-size="27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5.145cm" svg:height="3.604cm" svg:x="1.397cm" svg:y="0.86cm" presentation:class="title" presentation:placeholder="true">
        <draw:text-box/>
      </draw:frame>
      <draw:frame presentation:style-name="Default-outline1" draw:layer="backgroundobjects" svg:width="25.145cm" svg:height="12.521cm" svg:x="1.397cm" svg:y="5.051cm" presentation:class="outline" presentation:placeholder="true">
        <draw:text-box/>
      </draw:frame>
      <draw:frame presentation:style-name="Mpr1" draw:text-style-name="MP2" draw:layer="backgroundobjects" svg:width="6.509cm" svg:height="1.487cm" svg:x="1.397cm" svg:y="19.66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56cm" svg:height="1.487cm" svg:x="9.555cm" svg:y="19.66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09cm" svg:height="1.487cm" svg:x="20.032cm" svg:y="19.66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9T09:22:52.846000000</meta:creation-date>
    <dc:date>2024-12-10T11:16:01.076000000</dc:date>
    <meta:editing-duration>PT45M13S</meta:editing-duration>
    <meta:editing-cycles>12</meta:editing-cycles>
    <meta:generator>LibreOffice/7.3.2.2$Windows_X86_64 LibreOffice_project/49f2b1bff42cfccbd8f788c8dc32c1c309559be0</meta:generator>
    <meta:print-date>2024-12-09T09:53:46.817000000</meta:print-date>
    <meta:document-statistic meta:object-count="50"/>
  </office:meta>
</office:document-meta>
</file>